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CA5000027DC00001B2B98022B41.svm"/>
  <manifest:file-entry manifest:media-type="" manifest:full-path="Pictures/2000000A00003E81000023294AC8CC50.svm"/>
  <manifest:file-entry manifest:media-type="" manifest:full-path="Pictures/2000004E00000E0E0000047DD26B4FC1.svm"/>
  <manifest:file-entry manifest:media-type="" manifest:full-path="Pictures/200000240000024E00000C245C1BFCFF.svm"/>
  <manifest:file-entry manifest:media-type="" manifest:full-path="Pictures/2000001D000009730000024D08BB0C90.svm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frame draw:style-name="gr1" draw:text-style-name="P1" draw:layer="layout" svg:width="16cm" svg:height="9cm" svg:x="2.463cm" svg:y="10.593cm">
          <draw:image xlink:href="Pictures/2000000A00003E81000023294AC8CC50.svm" xlink:type="simple" xlink:show="embed" xlink:actuate="onLoad">
            <text:p/>
          </draw:image>
        </draw:frame>
        <draw:frame draw:style-name="gr1" draw:text-style-name="P1" draw:layer="layout" svg:width="17.039cm" svg:height="16.584cm" svg:x="2.361cm" svg:y="4.516cm">
          <draw:image xlink:href="Pictures/20000CA5000027DC00001B2B98022B41.svm" xlink:type="simple" xlink:show="embed" xlink:actuate="onLoad">
            <text:p/>
          </draw:image>
        </draw:frame>
        <draw:frame draw:style-name="gr1" draw:text-style-name="P1" draw:layer="layout" svg:width="12.536cm" svg:height="4.4cm" svg:x="4.464cm" svg:y="24.2cm">
          <draw:image xlink:href="Pictures/2000004E00000E0E0000047DD26B4FC1.svm" xlink:type="simple" xlink:show="embed" xlink:actuate="onLoad">
            <text:p/>
          </draw:image>
        </draw:frame>
        <draw:frame draw:style-name="gr1" draw:text-style-name="P1" draw:layer="layout" svg:width="2.832cm" svg:height="21.3cm" svg:x="0.168cm" svg:y="-0.9cm">
          <draw:image xlink:href="Pictures/200000240000024E00000C245C1BFCFF.svm" xlink:type="simple" xlink:show="embed" xlink:actuate="onLoad">
            <text:p/>
          </draw:image>
        </draw:frame>
        <draw:frame draw:style-name="gr1" draw:text-style-name="P1" draw:layer="layout" svg:width="12.4cm" svg:height="1.9cm" svg:x="5.1cm" svg:y="21.2cm">
          <draw:image xlink:href="Pictures/2000001D000009730000024D08BB0C90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3-17T21:46:02.56</meta:creation-date>
    <dc:date>2015-03-17T21:48:05.15</dc:date>
    <meta:editing-duration>PT2M4S</meta:editing-duration>
    <meta:editing-cycles>1</meta:editing-cycles>
    <meta:document-statistic meta:object-count="5"/>
    <meta:generator>OpenOffice.org/3.4.1$Win32 OpenOffice.org_project/341m1$Build-9593</meta:generator>
  </office:meta>
</office:document-meta>
</file>